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officeooo:rsid="001465ce" officeooo:paragraph-rsid="001465ce"/>
    </style:style>
    <style:style style:name="P2" style:family="paragraph" style:parent-style-name="Standard">
      <style:text-properties style:font-name="Courier 10 Pitch" fo:font-weight="bold" officeooo:rsid="001465ce" officeooo:paragraph-rsid="001465ce" style:font-weight-asian="bold" style:font-weight-complex="bold"/>
    </style:style>
    <style:style style:name="P3" style:family="paragraph" style:parent-style-name="Standard">
      <style:paragraph-properties fo:break-before="page"/>
      <style:text-properties style:font-name="Courier 10 Pitch" officeooo:rsid="001465ce" officeooo:paragraph-rsid="001465ce"/>
    </style:style>
    <style:style style:name="P4" style:family="paragraph" style:parent-style-name="Standard" style:list-style-name="L1">
      <style:text-properties style:font-name="Courier 10 Pitch" officeooo:rsid="001465ce" officeooo:paragraph-rsid="001465ce"/>
    </style:style>
    <style:style style:name="P5" style:family="paragraph" style:parent-style-name="Standard">
      <style:text-properties style:font-name="Courier 10 Pitch" officeooo:rsid="001465ce" officeooo:paragraph-rsid="001465ce"/>
    </style:style>
    <style:style style:name="P6" style:family="paragraph" style:parent-style-name="Footer">
      <style:text-properties style:font-name="Courier New" fo:font-size="9pt" officeooo:rsid="001897ba" officeooo:paragraph-rsid="0017b9e3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:</text:p>
      <text:p text:style-name="P1">Write a shell script that generates a C program file.</text:p>
      <text:p text:style-name="P1">Features:</text:p>
      <text:list xml:id="list656485186911498352" text:style-name="L1">
        <text:list-item>
          <text:p text:style-name="P4">The filename should be gen.c by default. However, the user should be able to specify a filename with a -o option (See examples). If the file already exists, the user should be warned and asked if it is ok to overwrite the existing file.</text:p>
        </text:list-item>
        <text:list-item>
          <text:p text:style-name="P4">The file should include the headers stdio, stdlib and math. BONUS question: Include a -l option so that the user can specify required libraries. </text:p>
        </text:list-item>
        <text:list-item>
          <text:p text:style-name="P4">The file should have an option -n which takes in a number. The default value should be 10. Using this number, create a variable called table which is an array of type int contain 'n' values. The array should be initialized to the numbers from 1 to 'n'</text:p>
        </text:list-item>
        <text:list-item>
          <text:p text:style-name="P4">Follow this with int main() { return 0;}</text:p>
        </text:list-item>
      </text:list>
      <text:p text:style-name="P1"/>
      <text:p text:style-name="P1"/>
      <text:p text:style-name="P1">Examples: </text:p>
      <text:p text:style-name="P1">(Assume that the name of the script is named gen_c.bash and default C file as gen.c)</text:p>
      <text:p text:style-name="P1"/>
      <text:p text:style-name="P1">Command: ./gen_c.bash</text:p>
      <text:p text:style-name="P1">C file generated: gen.c</text:p>
      <text:p text:style-name="P1">Contents of file:</text:p>
      <text:p text:style-name="P1">#include&lt;stdio.h&gt;</text:p>
      <text:p text:style-name="P1">#include&lt;stdlib.h&gt;</text:p>
      <text:p text:style-name="P1">#include&lt;math.h&gt;</text:p>
      <text:p text:style-name="P1"/>
      <text:p text:style-name="P1">int table[] = {1, 2, 3, 4, 5, 6, 7, 8, 9, 10};</text:p>
      <text:p text:style-name="P1"/>
      <text:p text:style-name="P1">int main()</text:p>
      <text:p text:style-name="P1">{</text:p>
      <text:p text:style-name="P1"><text:s text:c="4"/>return 0;</text:p>
      <text:p text:style-name="P1">}</text:p>
      <text:p text:style-name="P1"/>
      <text:p text:style-name="P1"/>
      <text:p text:style-name="P1"/>
      <text:p text:style-name="P3">Command: ./gen_c.bash -o table.c</text:p>
      <text:p text:style-name="P1">C file generated: table.c</text:p>
      <text:p text:style-name="P1">Contents of file:</text:p>
      <text:p text:style-name="P1">#include&lt;stdio.h&gt;</text:p>
      <text:p text:style-name="P1">#include&lt;stdlib.h&gt;</text:p>
      <text:p text:style-name="P1">#include&lt;math.h&gt;</text:p>
      <text:p text:style-name="P1"/>
      <text:p text:style-name="P1">int table[] = {1, 2, 3, 4, 5, 6, 7, 8, 9, 10};</text:p>
      <text:p text:style-name="P1"/>
      <text:p text:style-name="P1">int main()</text:p>
      <text:p text:style-name="P1">{</text:p>
      <text:p text:style-name="P1"><text:s text:c="4"/>return 0;</text:p>
      <text:p text:style-name="P1">}</text:p>
      <text:p text:style-name="P1"/>
      <text:p text:style-name="P1"/>
      <text:p text:style-name="P1">Command: ./gen_c.bash -n 5</text:p>
      <text:p text:style-name="P1">C file generated: gen.c</text:p>
      <text:p text:style-name="P1">Contents of file:</text:p>
      <text:p text:style-name="P1">#include&lt;stdio.h&gt;</text:p>
      <text:p text:style-name="P1">#include&lt;stdlib.h&gt;</text:p>
      <text:p text:style-name="P1">#include&lt;math.h&gt;</text:p>
      <text:p text:style-name="P1"/>
      <text:p text:style-name="P1">int table[] = {1, 2, 3, 4, 5};</text:p>
      <text:p text:style-name="P1"/>
      <text:p text:style-name="P1">int main()</text:p>
      <text:p text:style-name="P1">{</text:p>
      <text:p text:style-name="P1"><text:s text:c="4"/>return 0;</text:p>
      <text:p text:style-name="P1">}</text:p>
      <text:p text:style-name="P1"/>
      <text:p text:style-name="P1"/>
      <text:p text:style-name="P1">Command: ./gen_c.bash -o table.c (Assume </text:p>
      <text:p text:style-name="P1">that table.c exists already)</text:p>
      <text:p text:style-name="P1">Output:</text:p>
      <text:p text:style-name="P1">The file table.c exists. Overwrite? [y/n]:</text:p>
      <text:p text:style-name="P1">If the user enters 'n' then exit and do not</text:p>
      <text:p text:style-name="P1">generate the file. If the user enters 'y' then</text:p>
      <text:p text:style-name="P1">generate the file as in example 2</text:p>
      <text:p text:style-name="P1"/>
      <text:p text:style-name="P1"/>
      <text:p text:style-name="P1"/>
      <text:p text:style-name="P3">Example for Bonus question</text:p>
      <text:p text:style-name="P1">Command: ./gen_c bash -o table.c -n 5 -l string time</text:p>
      <text:p text:style-name="P1">C file generated: table.c</text:p>
      <text:p text:style-name="P1">Contents of file:</text:p>
      <text:p text:style-name="P1">#include&lt;stdio.h&gt;</text:p>
      <text:p text:style-name="P1">#include&lt;stdlib.h&gt;</text:p>
      <text:p text:style-name="P1">#include&lt;math.h&gt;</text:p>
      <text:p text:style-name="P1">#include&lt;string.h&gt;</text:p>
      <text:p text:style-name="P1">#include&lt;time.h&gt;</text:p>
      <text:p text:style-name="P1"/>
      <text:p text:style-name="P1">int table[] = {1, 2, 3, 4, 5};</text:p>
      <text:p text:style-name="P1"/>
      <text:p text:style-name="P1">int main()</text:p>
      <text:p text:style-name="P1">{</text:p>
      <text:p text:style-name="P1"><text:s text:c="4"/>return 0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ourier New" fo:font-size="9pt" officeooo:rsid="001897ba" officeooo:paragraph-rsid="0017b9e3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his work is licensed under a Creative Commons Attribution-ShareAlike 3.0 Unported License.</text:p>
        <text:p text:style-name="MP1">http://creativecommons.org/licenses/by-sa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th Rego</meta:initial-creator>
    <meta:creation-date>2013-08-12T21:21:01.557464884</meta:creation-date>
    <dc:date>2013-08-24T20:28:13.217690577</dc:date>
    <dc:creator>Ashwith Rego</dc:creator>
    <meta:editing-duration>P0D</meta:editing-duration>
    <meta:editing-cycles>3</meta:editing-cycles>
    <meta:generator>LibreOffice/4.1.0.4$Linux_X86_64 LibreOffice_project/410$Build-4</meta:generator>
    <meta:document-statistic meta:table-count="0" meta:image-count="0" meta:object-count="0" meta:page-count="3" meta:paragraph-count="65" meta:word-count="344" meta:character-count="2033" meta:non-whitespace-character-count="1738"/>
  </office:meta>
</office:document-meta>
</file>